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7800000B52038FA86990C10F9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096cm" svg:height="11.999cm" svg:x="1.969cm" svg:y="0.016cm">
          <draw:image xlink:href="Pictures/1000000000000A7800000B52038FA86990C10F9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1:19.752186398</dc:date>
    <meta:editing-duration>PT2M1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